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 fo:font-style="italic"/>
    </style:style>
    <style:style style:name="T2" style:family="text">
      <style:text-properties fo:font-size="20.00pt" fo:font-weight="bold" fo:font-family="'Comic Sans MS'" style:font-family-asian="'Comic Sans MS'" style:font-family-complex="'Comic Sans MS'" fo:background-color="transparent" style:use-window-font-color="true"/>
    </style:style>
    <style:style style:name="T3" style:family="text">
      <style:text-properties fo:font-size="12.00pt" fo:font-weight="bold" fo:font-family="'Comic Sans MS'" style:font-family-asian="'Comic Sans MS'" style:font-family-complex="'Comic Sans MS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5" style:family="text">
      <style:text-properties fo:font-size="12.00pt" fo:font-weight="normal" fo:font-family="'Comic Sans MS'" style:font-family-asian="'Comic Sans MS'" style:font-family-complex="'Comic Sans MS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7" style:family="text">
      <style:text-properties fo:font-size="12.00pt" fo:font-weight="normal" fo:font-family="'Comic Sans MS'" style:font-family-asian="'Comic Sans MS'" style:font-family-complex="'Comic Sans MS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9" style:family="text">
      <style:text-properties fo:font-size="12.00pt" fo:font-weight="normal" fo:font-family="'Comic Sans MS'" style:font-family-asian="'Comic Sans MS'" style:font-family-complex="'Comic Sans MS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right" fo:margin-bottom="10.00pt"/>
    </style:style>
  </office:automatic-styles>
  <office:body>
    <office:text>
      <text:p text:style-name="P1"><text:span text:style-name="T1">"The Money Game" Change Log</text:span><text:span text:style-name="T2"/></text:p>
      <text:p text:style-name="P2"><text:span text:style-name="T3"/></text:p>
      <text:p text:style-name="P2"><text:span text:style-name="T4">2.1 (12/8/15):<text:s/></text:span><text:span text:style-name="T5">New Feature Incoming! Donald Trump Net-Worth Value <text:tab/><text:tab/><text:tab/><text:tab/>now included as a goal in the game. Reach Donny T's <text:tab/><text:tab/><text:tab/><text:tab/><text:tab/>value and you win the game!</text:span></text:p>
      <text:p text:style-name="P2"><text:span text:style-name="T6">2.0 (12/7/15):<text:s/></text:span><text:span text:style-name="T7">We added colors, well one color, blue. We hope you like <text:tab/><text:tab/><text:tab/><text:tab/>blue.</text:span></text:p>
      <text:p text:style-name="P2"><text:span text:style-name="T8">1.0 (12/5/15):<text:s/></text:span><text:span text:style-name="T9">Hey Guys! Try out this cool new money game, called "The <text:tab/><text:tab/><text:tab/>Money Game!"!</text:span></text:p>
      <text:p text:style-name="P2"><text:span text:style-name="T9"/></text:p>
      <text:p text:style-name="P3"><text:span text:style-name="T9">*Sorry for the inconveniece*</text:span></text:p>
      <text:p text:style-name="P3"><text:span text:style-name="T9">E.T. Gaming</text:span></text:p>
      <text:p text:style-name="P3"><text:span text:style-name="T9">Last Updated: XII/IIX/MMXV</text:span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